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26cm" fo:min-width="4.52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5cm" fo:min-width="4.54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cm" fo:min-width="1.8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5cm" fo:min-width="6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026cm" fo:min-width="7.03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5cm" fo:min-width="4.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ff" draw:textarea-horizontal-align="left" draw:textarea-vertical-align="top" draw:auto-grow-height="false" fo:min-height="4.05cm" fo:min-width="6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7.1cm" svg:height="3.5cm" svg:x="3.1cm" svg:y="2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5.043cm" svg:height="1.8cm" draw:transform="skewX (0.359712358836031) translate (13.177cm 15.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7cm" svg:height="1.9cm" svg:x="6.2cm" svg:y="12.5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7.2cm" svg:height="2.2cm" svg:x="5cm" svg:y="8.2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7.539cm" svg:height="3.276cm" draw:transform="skewX (0.359712358836031) translate (4.593cm 22.024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7.1cm" svg:height="3.5cm" svg:x="12.6cm" svg:y="21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6.65cm" svg:y1="6.3cm" svg:x2="8.6cm" svg:y2="8.2cm" draw:start-shape="id1" draw:start-glue-point="8" draw:end-shape="id2" draw:end-glue-point="0" svg:d="M6650 6300l1950 1900" svg:viewBox="0 0 1951 1901">
          <text:p/>
        </draw:connector>
        <draw:custom-shape draw:style-name="gr7" draw:text-style-name="P2" xml:id="id6" draw:id="id6" draw:layer="layout" svg:width="5.3cm" svg:height="1.3cm" svg:x="13.9cm" svg:y="12.8cm">
          <text:p text:style-name="P1">suma = suma + liczba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1.201cm" svg:x1="6.2cm" svg:y1="13.45cm" svg:x2="3.977cm" svg:y2="23.662cm" draw:start-shape="id3" draw:start-glue-point="5" draw:end-shape="id4" svg:d="M6200 13450h-2140v10212h-83" svg:viewBox="0 0 2224 10213">
          <text:p text:style-name="P1">NIE</text:p>
        </draw:connector>
        <draw:custom-shape draw:style-name="gr9" draw:text-style-name="P2" draw:layer="layout" svg:width="7.4cm" svg:height="4.3cm" svg:x="11.9cm" svg:y="3.5cm">
          <text:p text:style-name="P1">Pogram sumuje liczby podawane przez użytkownika do momentu, kiedy ich suma przekroczy 75. Na koniec drukuje sumę.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6cm" svg:y1="10.4cm" svg:x2="8.55cm" svg:y2="12.5cm" draw:start-shape="id2" draw:start-glue-point="2" draw:end-shape="id3" draw:end-glue-point="4" svg:d="M8600 10400l-50 2100" svg:viewBox="0 0 51 2101">
          <text:p/>
        </draw:connector>
        <draw:connector draw:style-name="gr8" draw:text-style-name="P3" draw:layer="layout" svg:x1="10.9cm" svg:y1="13.45cm" svg:x2="12.839cm" svg:y2="16.5cm" draw:start-shape="id3" draw:start-glue-point="7" draw:end-shape="id5" svg:d="M10900 13450h801v3050h1138" svg:viewBox="0 0 1940 3051">
          <text:p text:style-name="P1">TAK</text:p>
        </draw:connector>
        <draw:connector draw:style-name="gr6" draw:text-style-name="P3" draw:layer="layout" draw:type="line" svg:x1="15.698cm" svg:y1="15.6cm" svg:x2="16.55cm" svg:y2="14.1cm" draw:start-shape="id5" draw:start-glue-point="0" draw:end-shape="id6" draw:end-glue-point="2" svg:d="M15698 15600l852-1500" svg:viewBox="0 0 853 1501">
          <text:p/>
        </draw:connector>
        <draw:connector draw:style-name="gr6" draw:text-style-name="P3" draw:layer="layout" svg:x1="16.55cm" svg:y1="12.8cm" svg:x2="8.55cm" svg:y2="12.5cm" draw:start-shape="id6" draw:start-glue-point="0" draw:end-shape="id3" draw:end-glue-point="4" svg:d="M16550 12800v-801h-8000v501" svg:viewBox="0 0 8001 802">
          <text:p/>
        </draw:connector>
        <draw:connector draw:style-name="gr6" draw:text-style-name="P3" draw:layer="layout" draw:type="line" svg:x1="11.516cm" svg:y1="23.662cm" svg:x2="12.6cm" svg:y2="23.35cm" draw:start-shape="id4" draw:start-glue-point="1" draw:end-shape="id7" draw:end-glue-point="6" svg:d="M11516 23662l1084-312" svg:viewBox="0 0 1085 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4.571203493</meta:creation-date>
    <dc:date>2018-09-27T08:42:00.153471242</dc:date>
    <meta:editing-duration>PT15M3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